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a73" officeooo:paragraph-rsid="000a8a73"/>
    </style:style>
    <style:style style:name="P2" style:family="paragraph" style:parent-style-name="Standard">
      <style:text-properties officeooo:rsid="000b4a7f" officeooo:paragraph-rsid="000b4a7f"/>
    </style:style>
    <style:style style:name="P3" style:family="paragraph" style:parent-style-name="Standard">
      <style:text-properties officeooo:rsid="000d372c" officeooo:paragraph-rsid="000d37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</text:p>
      <text:p text:style-name="P1"><text:a xlink:type="simple" xlink:href="http://techslides.com/demos/sample-videos/small.mp4" text:style-name="Internet_20_link" text:visited-style-name="Visited_20_Internet_20_Link">http://techslides.com/demos/sample-videos/small.mp4</text:a> — відео mp4</text:p>
      <text:p text:style-name="P1"><text:a xlink:type="simple" xlink:href="http://www.hochmuth.com/mp3/Bloch_Prayer.mp3" text:style-name="Internet_20_link" text:visited-style-name="Visited_20_Internet_20_Link">http://www.hochmuth.com/mp3/Bloch_Prayer.mp3</text:a> — аудіо mp3</text:p>
      <text:p text:style-name="P1"><text:a xlink:type="simple" xlink:href="http://www.orimi.com/pdf-test.pdf" text:style-name="Internet_20_link" text:visited-style-name="Visited_20_Internet_20_Link">http://www.orimi.com/pdf-test.pdf</text:a> — pdf file</text:p>
      <text:p text:style-name="P1"><text:a xlink:type="simple" xlink:href="https://example-files.online-convert.com/document/txt/example.txt" text:style-name="Internet_20_link" text:visited-style-name="Visited_20_Internet_20_Link">https://example-files.online-convert.com/document/txt/example.txt</text:a> — txt file</text:p>
      <text:p text:style-name="P2"><text:a xlink:type="simple" xlink:href="https://pbs.twimg.com/profile_images/793021684064419840/RjEjM6z5_400x400.jpg" text:style-name="Internet_20_link" text:visited-style-name="Visited_20_Internet_20_Link">https://pbs.twimg.com/profile_images/793021684064419840/RjEjM6z5_400x400.jpg</text:a> <text:s/>- jpg file</text:p>
      <text:p text:style-name="P2"><text:a xlink:type="simple" xlink:href="http://www.marysrosaries.com/collaboration/images/8/88/Fish_%28PSF%29.png" text:style-name="Internet_20_link" text:visited-style-name="Visited_20_Internet_20_Link">http://www.marysrosaries.com/collaboration/images/8/88/Fish_%28PSF%29.png</text:a> - png file</text:p>
      <text:p text:style-name="P3"><text:a xlink:type="simple" xlink:href="https://habr.com/post/421657/" text:style-name="Internet_20_link" text:visited-style-name="Visited_20_Internet_20_Link">https://habr.com/post/421657/</text:a> - html file</text:p>
      <text:p text:style-name="P3"><text:a xlink:type="simple" xlink:href="../composer-integration.html" text:style-name="Internet_20_link" text:visited-style-name="Visited_20_Internet_20_Link">file:///home/vlada/kurs/lalala/Wget-Implementation/composer-integration.html</text:a> — just html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22:49:03.646593079</meta:creation-date>
    <dc:date>2018-12-25T23:15:48.906541543</dc:date>
    <meta:editing-duration>PT6M24S</meta:editing-duration>
    <meta:editing-cycles>1</meta:editing-cycles>
    <meta:document-statistic meta:table-count="0" meta:image-count="0" meta:object-count="0" meta:page-count="1" meta:paragraph-count="9" meta:word-count="28" meta:character-count="543" meta:non-whitespace-character-count="518"/>
    <meta:generator>LibreOffice/5.1.6.2$Linux_X86_64 LibreOffice_project/10m0$Build-2</meta:generator>
  </office:meta>
</office:document-meta>
</file>